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0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1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2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3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4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5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6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1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1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1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0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1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2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3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4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5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27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8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29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0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1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2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3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4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5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6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37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38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39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0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956506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56506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97077c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5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7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8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9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3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2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3" style:family="text">
      <style:text-properties style:font-name="Lucida Grande" officeooo:rsid="001c223e" style:font-name-asian="Lucida Grande" style:font-name-complex="Lucida Grande"/>
    </style:style>
    <style:style style:name="T34" style:family="text">
      <style:text-properties officeooo:rsid="001c223e" style:font-name-asian="Arial Unicode MS" style:font-name-complex="Arial Unicode MS"/>
    </style:style>
    <style:style style:name="T35" style:family="text">
      <style:text-properties fo:font-size="9pt" fo:font-weight="normal" style:font-size-asian="9pt" style:font-size-complex="9pt"/>
    </style:style>
    <style:style style:name="T36" style:family="text">
      <style:text-properties fo:font-size="9pt" fo:font-weight="normal" officeooo:rsid="001d52ef" style:font-size-asian="9pt" style:font-size-complex="9pt"/>
    </style:style>
    <style:style style:name="T37" style:family="text">
      <style:text-properties style:font-name="Arial Black"/>
    </style:style>
    <style:style style:name="T38" style:family="text">
      <style:text-properties style:font-name="Arial Black" officeooo:rsid="00292259"/>
    </style:style>
    <style:style style:name="T39" style:family="text">
      <style:text-properties style:font-name="Arial Black" officeooo:rsid="001c223e" style:font-name-asian="Lucida Grande" style:font-name-complex="Lucida Grande"/>
    </style:style>
    <style:style style:name="T40" style:family="text">
      <style:text-properties style:font-name="Arial Black" officeooo:rsid="001c223e" style:font-name-asian="Arial Unicode MS" style:font-name-complex="Arial Unicode MS"/>
    </style:style>
    <style:style style:name="T41" style:family="text">
      <style:text-properties officeooo:rsid="00757907"/>
    </style:style>
    <style:style style:name="T42" style:family="text">
      <style:text-properties officeooo:rsid="0082b083"/>
    </style:style>
    <style:style style:name="T43" style:family="text">
      <style:text-properties fo:font-weight="normal" style:font-weight-asian="normal"/>
    </style:style>
    <style:style style:name="T44" style:family="text">
      <style:text-properties fo:font-size="10pt" fo:font-weight="normal" style:font-size-asian="10pt" style:font-weight-asian="normal" style:font-size-complex="10pt"/>
    </style:style>
    <style:style style:name="T45" style:family="text">
      <style:text-properties officeooo:rsid="00847746"/>
    </style:style>
    <style:style style:name="T46" style:family="text">
      <style:text-properties officeooo:rsid="0085d8a7"/>
    </style:style>
    <style:style style:name="T47" style:family="text">
      <style:text-properties officeooo:rsid="00878aa8"/>
    </style:style>
    <style:style style:name="T48" style:family="text">
      <style:text-properties officeooo:rsid="00893b41"/>
    </style:style>
    <style:style style:name="T49" style:family="text">
      <style:text-properties officeooo:rsid="00956506"/>
    </style:style>
    <style:style style:name="T50" style:family="text">
      <style:text-properties officeooo:rsid="009707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f181235a-b7fe-9cc7-b391-1497db5449f7"/>Greg Sandell</text:p>
      <text:p text:style-name="P1"><text:span text:style-name="T41">Greater </text:span>Los Angeles <text:span text:style-name="T41">area</text:span>, C<text:span text:style-name="T41">alifornia</text:span></text:p>
      <text:p text:style-name="P7"><text:span text:style-name="T37">(</text:span><text:span text:style-name="T38">213</text:span><text:span text:style-name="T37">) </text:span><text:span text:style-name="T38">479-0790</text:span><text:span text:style-name="T37"> <text:s/></text:span><text:span text:style-name="T39">•</text:span><text:span text:style-name="T40"> </text:span><text:span text:style-name="T37"><text:s/></text:span><text:a xlink:type="simple" xlink:href="mailto:GREG.SANDELL@GMAIL.COM" text:style-name="Internet_20_link" text:visited-style-name="Visited_20_Internet_20_Link"><text:span text:style-name="T37">GREG.SANDELL@GMAIL.COM</text:span></text:a> <text:s/><text:span text:style-name="T33">•</text:span><text:span text:style-name="T34"> </text:span><text:s/><text:span text:style-name="T35">Portfolio/</text:span><text:span text:style-name="T36">c</text:span><text:span text:style-name="T35">ode: </text:span><text:a xlink:type="simple" xlink:href="http://gregsandell.com/" text:style-name="Internet_20_link" text:visited-style-name="Visited_20_Internet_20_Link"><text:span text:style-name="T35">gregsandell.com</text:span></text:a></text:p>
      <text:h text:style-name="P3" text:outline-level="1">About Me</text:h>
      <text:p text:style-name="P40"><text:span text:style-name="T2">I a</text:span><text:span text:style-name="T3">m a </text:span><text:span text:style-name="T5">PhD-educated F</text:span><text:span text:style-name="T3">ullstack Software Developer </text:span><text:span text:style-name="T6">and SDET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/text:p>
      <text:p text:style-name="P40"><text:span text:style-name="T3">I b</text:span><text:span text:style-name="T6">een a </text:span><text:span text:style-name="T3">Front-end Web Application d</text:span><text:span text:style-name="T6">eveloper for </text:span><text:span text:style-name="T3">over ten years </text:span><text:span text:style-name="T6">and a</text:span><text:span text:style-name="T3"> Selenium-based S</text:span><text:span text:style-name="T6">DET</text:span><text:span text:style-name="T3"> </text:span><text:span text:style-name="T6">for </text:span><text:span text:style-name="T3">almost four years. <text:s/></text:span><text:span text:style-name="T6">My SDET work has included </text:span><text:span text:style-name="T3">load testing, middle layer SQL communication, REST service communication/ debugging, j</text:span><text:span text:style-name="T6">Meter</text:span><text:span text:style-name="T3"> load testing,and visual reporting with R for high volume websites such as ChicagoTribune.com, </text:span><text:span text:style-name="T6">and </text:span><text:span text:style-name="T3">managing Git source code merges with large teams. <text:s/>My experirience with Selenium has been writing tests for React/Angular/Salesfore applications via Javascript API wrappers such as Nightwatch and InternJs. <text:s/>I have six years experience with Java front end and middleware development with JSP, Java Tag Libraries, servlets, Apache and Tomcat, so direct test writing in Selenium is not a problem. <text:s/>I am an expert Linux command line user (over 10 years) and can provision AWS Cloud Linux environments from scratch. <text:s text:c="2"/>Over my career I have worked on several teams guided by Agile processes, where 2-4 week sprints, planning meetings, backlog grooming, retrospectives and tools such as Jira/Grasshopper have been a regular part of the project lifecycle. <text:s/>I am a tech leader who has strong written and spoken communication skills, enjoys mentoring, and I am often praised for making technical issues understandable to cross-team audiences.</text:span></text:p>
      <text:p text:style-name="P40"><text:span text:style-name="T4">I am also an accomplished classical pianist, electric bass player, and composer.</text:span></text:p>
      <text:h text:style-name="P12" text:outline-level="1">Experience</text:h>
      <text:h text:style-name="P10" text:outline-level="2"><text:span text:style-name="T31">OCT 2017 – </text:span><text:span text:style-name="T32">MAY 2020</text:span></text:h>
      <text:h text:style-name="P8" text:outline-level="3"><text:span text:style-name="T18">Crocs Inc.</text:span><text:span text:style-name="T1"> –</text:span><text:span text:style-name="T24"> </text:span><text:span text:style-name="T21"><text:s/></text:span><text:span text:style-name="T22">S</text:span><text:span text:style-name="T23">oftware Development Engineer in Test</text:span></text:h>
      <text:list xml:id="list2489223316" text:style-name="WW8Num2">
        <text:list-item>
          <text:p text:style-name="P17"><text:span text:style-name="T9">Web software development</text:span><text:span text:style-name="T7"> for </text:span><text:span text:style-name="T26">crocs.com</text:span><text:span text:style-name="T7"> eCommerce site </text:span><text:span text:style-name="T9">operating in 14 countries, 8 languages and 10 payment processors, </text:span><text:span text:style-name="T7">with $1.2 bil in 2019 sales </text:span></text:p>
        </text:list-item>
        <text:list-item>
          <text:p text:style-name="P17"><text:span text:style-name="T7">Integrate</text:span><text:span text:style-name="T9">d</text:span><text:span text:style-name="T7"> </text:span><text:span text:style-name="T9">platform</text:span><text:span text:style-name="T7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3">Develop<text:span text:style-name="T42">ed</text:span> custom multi-tiered, <text:span text:style-name="T42">distribute</text:span> web applications <text:span text:style-name="T42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2">https://bit.ly/2YCvwIJ</text:span></text:a></text:p>
        </text:list-item>
        <text:list-item>
          <text:p text:style-name="P26"><text:span text:style-name="T9">W</text:span><text:span text:style-name="T7">rote a custom copy of the </text:span><text:span text:style-name="T16">Firebase</text:span><text:span text:style-name="T7"> pub/sub NoSQL database using WebSockets (employer did not want to buy the product)</text:span></text:p>
        </text:list-item>
        <text:list-item>
          <text:p text:style-name="P17"><text:span text:style-name="T9">S</text:span><text:span text:style-name="T7">olve</text:span><text:span text:style-name="T9">d</text:span><text:span text:style-name="T7"> latency, asynchrony, and race condition issues</text:span></text:p>
        </text:list-item>
        <text:list-item>
          <text:p text:style-name="P17"><text:span text:style-name="T9">Wrote </text:span><text:span text:style-name="T7">CSS queries that work reliably across major mobile and desktop web browsers</text:span></text:p>
        </text:list-item>
        <text:list-item>
          <text:p text:style-name="P23">Provide<text:span text:style-name="T42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3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3">Work with new fulfillment/distribution centers coming online by creating bulk test orders in the SAP Supply chain</text:p>
        </text:list-item>
        <text:list-item>
          <text:p text:style-name="P18"><text:soft-page-break/><text:span text:style-name="T9">Tools: <text:s/></text:span><text:span text:style-name="T14">Salesforce Commerce Cloud controllers, web services and .isml’s; </text:span><text:span text:style-name="T9">Node.js, React/Redux, </text:span><text:span text:style-name="T10">ES6 Core Javascript, Git, SourceTree, </text:span><text:span text:style-name="T9">Express, AWS cloud, Sqlite, REST</text:span><text:span text:style-name="T11">, Advanced Rest Client,</text:span><text:span text:style-name="T9">, Ajax, PassportJS <text:s/>token based authentication, pub/sub messaging with WebSockets, Bash, BrowserStack, Selenium, </text:span><text:span text:style-name="T10">internJS, leadfoot, eureQa, </text:span><text:span text:style-name="T9">Bootstrap, Material-UI</text:span></text:p>
        </text:list-item>
      </text:list>
      <text:h text:style-name="P11" text:outline-level="2">AUG 2017 – NOV 2017</text:h>
      <text:h text:style-name="P8" text:outline-level="3"><text:span text:style-name="T18">UC Irvine / Trilogy Ed</text:span><text:span text:style-name="T1"> –</text:span><text:span text:style-name="T24"> Part Time </text:span><text:span text:style-name="T21">Course Instructor</text:span></text:h>
      <text:list xml:id="list134552846475788" text:continue-numbering="true" text:style-name="WW8Num2">
        <text:list-item>
          <text:p text:style-name="P23">Instructor for “Fullstack Developer” bootcam</text:p>
        </text:list-item>
        <text:list-item>
          <text:p text:style-name="P25">I have many presentation stacks on topics taught</text:p>
        </text:list-item>
        <text:list-item>
          <text:p text:style-name="P19"><text:span text:style-name="T12">Tools</text:span><text:span text:style-name="T11"> taught: HTML</text:span><text:span text:style-name="T12">5</text:span><text:span text:style-name="T11">, CSS</text:span><text:span text:style-name="T12">3</text:span><text:span text:style-name="T11">, Git, Bootstrap, Javascript, jQuery, Ajax, Firebase, Node.js</text:span></text:p>
        </text:list-item>
      </text:list>
      <text:h text:style-name="P11" text:outline-level="2">APR 2016 – JUNE 2017</text:h>
      <text:h text:style-name="P8" text:outline-level="3"><text:span text:style-name="T18">Ten-X, Irvine, CA</text:span><text:span text:style-name="T1"> </text:span><text:span text:style-name="T24">- </text:span><text:span text:style-name="T21">Sr. Software Engineer</text:span></text:h>
      <text:list xml:id="list134552989039243" text:continue-numbering="true" text:style-name="WW8Num2">
        <text:list-item>
          <text:p text:style-name="P17"><text:span text:style-name="T7">Developed presentation layer and application logic for hosted web application </text:span><text:span text:style-name="T16">auction.com</text:span><text:span text:style-name="T7">, a Real Estate auction transaction platform</text:span></text:p>
        </text:list-item>
        <text:list-item>
          <text:p text:style-name="P17"><text:span text:style-name="T7">Responsible for </text:span><text:span text:style-name="T10">auction.com </text:span><text:span text:style-name="T7">features Search &amp; Discovery, Event Details, Calendar, User prefs and personalization, and Home page</text:span></text:p>
        </text:list-item>
        <text:list-item>
          <text:p text:style-name="P27"><text:span text:style-name="T10">Provided enginnering help to QA team by writing</text:span><text:span text:style-name="T7"> </text:span><text:span text:style-name="T10">UI</text:span><text:span text:style-name="T7"> Automation tests (demo: </text:span><text:a xlink:type="simple" xlink:href="http://bit.ly/2wUjFcS" text:style-name="Internet_20_link" text:visited-style-name="Visited_20_Internet_20_Link"><text:span text:style-name="Internet_20_link"><text:span text:style-name="T7">http://bit.ly/2wUjFcS</text:span></text:span></text:a><text:span text:style-name="T7">)</text:span></text:p>
        </text:list-item>
        <text:list-item>
          <text:p text:style-name="P34">Design and troubleshooting of REST and JSON-based backend, services</text:p>
        </text:list-item>
        <text:list-item>
          <text:p text:style-name="P36">Tools: <text:s/>Node.js, React, Redux, Angular 1.45ES6 core Javascript, <text:span text:style-name="T47">Git, </text:span>Babel, WebPack, <text:span text:style-name="T46">REST, Advanced Rest Client, </text:span>ArcGIS, Python, Selenium, Nightwartch, LaunchDarkly feature flags<text:span text:style-name="T46">, HTML5, CSS3</text:span></text:p>
        </text:list-item>
      </text:list>
      <text:p text:style-name="P2"/>
      <text:h text:style-name="P11" text:outline-level="2">OCT 2015 - MAR 2016</text:h>
      <text:h text:style-name="P8" text:outline-level="3"><text:span text:style-name="T18">John Deere, </text:span><text:span text:style-name="T19">Moline, IL</text:span><text:span text:style-name="T1"> </text:span><text:span text:style-name="T24">- </text:span><text:span text:style-name="T21">Front End Developer Consultant</text:span></text:h>
      <text:list xml:id="list134554486997078" text:continue-numbering="true" text:style-name="WW8Num2">
        <text:list-item>
          <text:p text:style-name="P34">Developed <text:span text:style-name="T45">Front End, middleware and test coverage for</text:span> hosted web application 'Sales Center', a 'build-a-Deere' tool for sales reps</text:p>
        </text:list-item>
        <text:list-item>
          <text:p text:style-name="P27"><text:span text:style-name="T7">Collaborated with Back End team on design and troubleshooting of </text:span><text:span text:style-name="T11">web</text:span><text:span text:style-name="T7">services</text:span></text:p>
        </text:list-item>
        <text:list-item>
          <text:p text:style-name="P36">Tools: <text:s/>Angular 1.4 controllers, views, directives and services; ES5 core Javascript, <text:span text:style-name="T47">Git, REST, Advanced Rest Client, JSON, </text:span>Mocha, Sinon and Chai unit testing<text:span text:style-name="T46">, HTML5, CSS3</text:span></text:p>
        </text:list-item>
      </text:list>
      <text:h text:style-name="P11" text:outline-level="2">NOV 2014 - AUG 2015</text:h>
      <text:h text:style-name="P8" text:outline-level="3"><text:span text:style-name="T18">CyberCoders, Irvine, CA</text:span><text:span text:style-name="T1"> </text:span><text:span text:style-name="T24">- </text:span><text:span text:style-name="T21">Front End Java Developer</text:span></text:h>
      <text:list xml:id="list134553282200971" text:continue-numbering="true" text:style-name="WW8Num2">
        <text:list-item>
          <text:p text:style-name="P17"><text:span text:style-name="T11">Front End Developer</text:span><text:span text:style-name="T7"> for hosted web application 'Compass', a CRM platform for Recruiters.</text:span></text:p>
        </text:list-item>
        <text:list-item>
          <text:p text:style-name="P28"><text:span text:style-name="T11">Tools: <text:s/></text:span><text:span text:style-name="T7">Sencha ExtJS 4.0.7, </text:span><text:span text:style-name="T11">ES5 core </text:span><text:span text:style-name="T7">Javascript, </text:span><text:span text:style-name="T11">Ajax</text:span><text:span text:style-name="T7">, Jasmine </text:span><text:span text:style-name="T11">unit tests</text:span><text:span text:style-name="T7">, jMeter </text:span><text:span text:style-name="T11">stress testing, HTML5, CSS3</text:span></text:p>
        </text:list-item>
      </text:list>
      <text:h text:style-name="P11" text:outline-level="2">NOV 2013 - JUNE 2014</text:h>
      <text:h text:style-name="P8" text:outline-level="3"><text:span text:style-name="T18">Sears Holding Corporation, Chicago, IL</text:span><text:span text:style-name="T1"> </text:span><text:span text:style-name="T24">- </text:span><text:span text:style-name="T21">Developer</text:span></text:h>
      <text:list xml:id="list45414437" text:style-name="WW8Num3">
        <text:list-item>
          <text:p text:style-name="P20"><text:span text:style-name="T7">Member of Core Mobile </text:span><text:span text:style-name="T11">Front End development </text:span><text:span text:style-name="T7">team supporting mobile version of sears.com </text:span><text:span text:style-name="T11">eC</text:span><text:span text:style-name="T7">ommerce </text:span><text:span text:style-name="T11">platform</text:span><text:span text:style-name="T7"> </text:span></text:p>
        </text:list-item>
        <text:list-item>
          <text:p text:style-name="P29"><text:span text:style-name="T11">Created presentation layer from wireframes, redlines and</text:span><text:span text:style-name="T7"> Photoshop PSDs </text:span><text:span text:style-name="T11">provided by designers</text:span></text:p>
        </text:list-item>
        <text:list-item>
          <text:p text:style-name="P30"><text:span text:style-name="T7">Collaborated with Back End team on design and troubleshooting of </text:span><text:span text:style-name="T11">web</text:span><text:span text:style-name="T7">services</text:span></text:p>
        </text:list-item>
        <text:list-item>
          <text:p text:style-name="P29"><text:span text:style-name="T7">Launched mobile version of new f</text:span><text:span text:style-name="T14">e</text:span><text:span text:style-name="T7">atures </text:span><text:span text:style-name="T16">Shop Your Way</text:span><text:span text:style-name="T7"> (loyalty card) and </text:span><text:span text:style-name="T16">Shop Your Way Max</text:span><text:span text:style-name="T7"> (Sears version of Amazon Prime).</text:span></text:p>
        </text:list-item>
        <text:list-item>
          <text:p text:style-name="P37">Tools: <text:s/>Angular 1.4 controllers, views, and services, REST, Advanced Rest Client, Git</text:p>
        </text:list-item>
      </text:list>
      <text:h text:style-name="P11" text:outline-level="2"><text:soft-page-break/>AUG 2012 - AUG 2013</text:h>
      <text:h text:style-name="P8" text:outline-level="3"><text:span text:style-name="T18">Pathfinder Software</text:span><text:span text:style-name="T20"> (now </text:span><text:a xlink:type="simple" xlink:href="http://orthogonal.io/" text:style-name="Internet_20_link" text:visited-style-name="Visited_20_Internet_20_Link"><text:span text:style-name="Internet_20_link"><text:span text:style-name="T43">orthogonal.io</text:span></text:span></text:a><text:span text:style-name="T20">)</text:span><text:span text:style-name="T18">, Chicago, IL</text:span><text:span text:style-name="T1"> </text:span><text:span text:style-name="T24">- </text:span><text:span text:style-name="T21">Senior Software Engineer</text:span></text:h>
      <text:list xml:id="list2588992692" text:style-name="WW8Num4">
        <text:list-item>
          <text:p text:style-name="P24">Wrote mobile apps (iPhone, iPad) for medical clients Kimberly-Clark, Haemonetics, and Amer. Assn. of Critical Care Nurses</text:p>
        </text:list-item>
      </text:list>
      <text:list xml:id="list1742834969" text:style-name="WW8Num5">
        <text:list-item>
          <text:p text:style-name="P31"><text:span text:style-name="T7">Lead developer on iPhone app that was deployed in Apple AppStore (</text:span><text:span text:style-name="T15">AACN Bedside</text:span><text:span text:style-name="T8">)</text:span></text:p>
        </text:list-item>
        <text:list-item>
          <text:p text:style-name="P31"><text:span text:style-name="T7">Lead developer </text:span><text:span text:style-name="T8">for web-based census and demographic data-mining tool </text:span><text:span text:style-name="T7">(</text:span><text:span text:style-name="T16">MetroPulse Chicago</text:span><text:span text:style-name="T7">: <text:s/>demo: </text:span><text:a xlink:type="simple" xlink:href="http://bit.ly/2wU5Yun" text:style-name="Internet_20_link" text:visited-style-name="Visited_20_Internet_20_Link"><text:span text:style-name="Internet_20_link"><text:span text:style-name="T27">http://bit.ly/2wU5Yun</text:span></text:span></text:a><text:span text:style-name="T7">)</text:span></text:p>
        </text:list-item>
        <text:list-item>
          <text:p text:style-name="P31"><text:span text:style-name="T7">Lead developer on an iPad ‘concierge’ app to connect heart patients, their nurses and caregivers (</text:span><text:span text:style-name="T15">ContinuCare)</text:span><text:span text:style-name="T8"> and <text:s/>a blood drive simulation sales tool for the iPad (</text:span><text:span text:style-name="T17">Automated Whole Blood Collector)</text:span></text:p>
        </text:list-item>
        <text:list-item>
          <text:p text:style-name="P38">Tools: <text:s/>hybrid web/iOS AngularJS and jQuery Mobile, Trigger.io, TestFlight, Ruby on Rails, Heroku</text:p>
        </text:list-item>
      </text:list>
      <text:h text:style-name="P11" text:outline-level="2">APR 2010 - AUG 2012</text:h>
      <text:h text:style-name="P8" text:outline-level="3"><text:span text:style-name="T18">Truven Health Analytics, Chicago, IL</text:span><text:span text:style-name="T1"> </text:span><text:span text:style-name="T24">- </text:span><text:span text:style-name="T21">Senior Software Engineer</text:span></text:h>
      <text:list xml:id="list1288999356" text:style-name="WW8Num6">
        <text:list-item>
          <text:p text:style-name="P21"><text:span text:style-name="T7">Developed hosted </text:span><text:span text:style-name="T13">enterprise </text:span><text:span text:style-name="T7">web applications </text:span><text:span text:style-name="T15">CareDiscovery</text:span><text:span text:style-name="T7"> and </text:span><text:span text:style-name="T15">IntegrationDiscovery</text:span><text:span text:style-name="T7">, Business Intelligence and data mining tools for a 4 TB Oracle OLAP Data Warehouse of Hospital Billing data</text:span></text:p>
        </text:list-item>
        <text:list-item>
          <text:p text:style-name="P32"><text:span text:style-name="T13">Tools: </text:span><text:span text:style-name="T7">J2EE, Java 1.4 &amp; 6 Servlets, IBM Websphere Portal 5, Tomcat 6, Glassfish, JSP, jQuery </text:span><text:span text:style-name="T13">and ES5 core </text:span><text:span text:style-name="T7">Javascript, PL/SQL stored procedures</text:span></text:p>
        </text:list-item>
      </text:list>
      <text:h text:style-name="P11" text:outline-level="2">OCT 2008 - MAR 2010</text:h>
      <text:h text:style-name="P8" text:outline-level="3"><text:span text:style-name="T18">iCrossing, Chicago, IL</text:span><text:span text:style-name="T1"> </text:span><text:span text:style-name="T24">- </text:span><text:span text:style-name="T21">Senior Software Engineer</text:span></text:h>
      <text:list xml:id="list2090515062" text:style-name="WW8Num7">
        <text:list-item>
          <text:p text:style-name="P22"><text:span text:style-name="T7">Front End Developer for hosted web application </text:span><text:span text:style-name="T15">Merchantize</text:span><text:span text:style-name="T7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3"><text:span text:style-name="T7">Consumed streaming XML-based product feeds for clients Sears, The Gap, Hilton, Lands End, LEGO, and Williams Sonoma with </text:span><text:span text:style-name="T13">scheduled</text:span><text:span text:style-name="T7"> processes </text:span></text:p>
        </text:list-item>
        <text:list-item>
          <text:p text:style-name="P35">Wrote PDF reports, cleaned product feeds and resolved data integrity issues, <text:span text:style-name="T48">distinguished between multiple types of character encodings</text:span></text:p>
        </text:list-item>
        <text:list-item>
          <text:p text:style-name="P39">Tools: <text:s/>Java, Bash, Perl, Cron, Apache POI, Mysql</text:p>
        </text:list-item>
      </text:list>
      <text:h text:style-name="P11" text:outline-level="2"><text:soft-page-break/>FEB 2008 - OCT 2008</text:h>
      <text:h text:style-name="P8" text:outline-level="3"><text:span text:style-name="T18">Chicago Tribune, Chicago, IL</text:span><text:span text:style-name="T1"> </text:span><text:span text:style-name="T24">- </text:span><text:span text:style-name="T21">Senior Internet Applications Developer</text:span></text:h>
      <text:h text:style-name="Heading_20_1" text:outline-level="1"><text:span text:style-name="T7">Developed web software and content management behind </text:span><text:span text:style-name="T13">a nationwide family of Tribune</text:span><text:span text:style-name="T7"> newspaper </text:span><text:span text:style-name="T13">holdings</text:span><text:span text:style-name="T7">, radio and television websites </text:span><text:span text:style-name="T13">in Chicago, Los Angeles, Baltimore and Florida</text:span><text:span text:style-name="T7"> </text:span></text:h>
      <text:h text:style-name="Heading_20_1" text:outline-level="1">Created scheduled jobs for sweeping expired database content and JMeter test plans to simulate heavy load on high-profile <text:span text:style-name="T37">chicagotribune.com</text:span> website. </text:h>
      <text:h text:style-name="Heading_20_1" text:outline-level="1">Tools: <text:s/>J2EE, Java 1.5, Java Tag Libraries, Oracle Application Server 10g, Oracle DB 10g, FAST search server, Sun Webserver (iPlanet), TopLink 9.0 web services.</text:h>
      <text:h text:style-name="P12" text:outline-level="1">Education</text:h>
      <text:h text:style-name="P8" text:outline-level="3"><text:span text:style-name="T18">Northwestern University, Evanston, IL</text:span><text:span text:style-name="T25"> – </text:span><text:span text:style-name="T21">PhD Music Theory</text:span></text:h>
      <text:p text:style-name="P5"><text:span text:style-name="T7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7">http://bit.ly/2wUbFZq</text:span></text:span></text:a></text:p>
      <text:h text:style-name="P14" text:outline-level="3"><text:span text:style-name="T18">Eastman School of Music, Rochester, NY</text:span><text:span text:style-name="T25"> – </text:span><text:span text:style-name="T21">MA Music Theory</text:span></text:h>
      <text:p text:style-name="P5"><text:span text:style-name="T7">Analysis techniques on classical and 20th Century music. Formal computer programming studies. Thesis on Edgard Var</text:span><text:span text:style-name="T30">èse: </text:span><text:a xlink:type="simple" xlink:href="https://bit.ly/3bGS1k4" text:style-name="Internet_20_link" text:visited-style-name="Visited_20_Internet_20_Link"><text:span text:style-name="Internet_20_link"><text:span text:style-name="T44">https://bit.ly/3bGS1k4</text:span></text:span></text:a><text:span text:style-name="T30">.</text:span></text:p>
      <text:h text:style-name="P14" text:outline-level="3"><text:span text:style-name="T18">California State University, Los Angeles, CA</text:span><text:span text:style-name="T25"> – </text:span><text:span text:style-name="T21">BM Piano Performance</text:span></text:h>
      <text:p text:style-name="P4">Performed Junior and Senior recitals, placed in competitions, and performed Beethoven concerto with orchestra.</text:p>
      <text:h text:style-name="P13" text:outline-level="1"><text:span text:style-name="T29">Certifications</text:span><text:span text:style-name="T28"> </text:span></text:h>
      <text:p text:style-name="P15">March 2005: Sun Certified Web Component Developer for J2EE 1.4 (SCWCD)</text:p>
      <text:p text:style-name="P9">Apr 2004: Sun Certified Programmer for the Java 2 Platform 1.4 (SCJP)</text:p>
      <text:h text:style-name="P12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24T13:45:44.977521178</dc:date>
    <meta:editing-duration>P31DT2H40M46S</meta:editing-duration>
    <meta:editing-cycles>82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0" meta:image-count="0" meta:object-count="0" meta:page-count="4" meta:paragraph-count="82" meta:word-count="1305" meta:character-count="8896" meta:non-whitespace-character-count="7669"/>
  </office:meta>
</office:document-meta>
</file>